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25-09-02 0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25-07-07 0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25-03-03 0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25-02-04 0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25-01-07 0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24-12-03 1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24-11-04 0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24-10-07 0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24-08-06 0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24-07-01 0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24-06-04 0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24-05-02 0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24-04-03 0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24-03-04 0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24-02-05 0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24-01-03 0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23-12-04 0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23-11-01 0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23-09-05 0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23-08-01 0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23-07-06 0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23-06-05 0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23-04-04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23-01-04 0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22-12-01 0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22-11-01 0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22-10-03 0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22-09-01 0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22-08-01 0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22-06-01 0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22-05-02 0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22-04-04 0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22-03-01 0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22-02-01 0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22-01-04 0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21-12-01 0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21-11-01 0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21-10-04 0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21-09-01 0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21-08-02 0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21-07-06 0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21-06-01 0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21-05-03 0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21-04-05 0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21-03-01 0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21-02-01 0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21-01-04 0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20-12-01 0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20-11-03 0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20-10-07 0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20-09-01 1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20-08-04 1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20-07-07 0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20-06-02 0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20-05-11 0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20-04-13 0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62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88" meta:object-count="0"/>
    <meta:user-defined meta:name="AppVersion">3.0</meta:user-defined>
  </office:meta>
</office:document-meta>
</file>